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6b5" officeooo:paragraph-rsid="000bb6b5"/>
    </style:style>
    <style:style style:name="P2" style:family="paragraph" style:parent-style-name="Preformatted_20_Text">
      <style:text-properties officeooo:rsid="000bb6b5" officeooo:paragraph-rsid="000bb6b5"/>
    </style:style>
    <style:style style:name="P3" style:family="paragraph" style:parent-style-name="Preformatted_20_Text">
      <style:text-properties officeooo:rsid="000bb6b5" officeooo:paragraph-rsid="000cbc76"/>
    </style:style>
    <style:style style:name="T1" style:family="text">
      <style:text-properties officeooo:rsid="000cb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Mount a shared folder (from inside the Ubuntu guest after setting up the windows host)</text:p>
      <text:p text:style-name="P2"><text:span text:style-name="Source_20_Text">mkdir ~/shared</text:span></text:p>
      <text:p text:style-name="P2"><text:span text:style-name="Source_20_Text">sudo mount -t vboxsf -o uid=1000,gid=1000 sharename ~/shared</text:span></text:p>
      <text:p text:style-name="P3"><text:span text:style-name="Source_20_Text"><text:span text:style-name="T1"># see : https://devicetests.com/share-folders-windows-ubuntu-virtualbox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17:17:20.101000000</meta:creation-date>
    <meta:generator>LibreOffice/24.8.3.2$Windows_X86_64 LibreOffice_project/48a6bac9e7e268aeb4c3483fcf825c94556d9f92</meta:generator>
    <dc:date>2025-01-03T17:20:00.165000000</dc:date>
    <meta:editing-duration>PT2M40S</meta:editing-duration>
    <meta:editing-cycles>2</meta:editing-cycles>
    <meta:document-statistic meta:table-count="0" meta:image-count="0" meta:object-count="0" meta:page-count="1" meta:paragraph-count="4" meta:word-count="30" meta:character-count="233" meta:non-whitespace-character-count="207"/>
  </office:meta>
</office:document-meta>
</file>